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3dea23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10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11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2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945b8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945b8" style:font-size-asian="14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dea23" style:font-size-asian="14pt" style:font-size-complex="14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9a05d" officeooo:paragraph-rsid="0049a05d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b50d" officeooo:paragraph-rsid="0042820b" style:font-size-asian="14pt" style:font-size-complex="14pt"/>
    </style:style>
    <style:style style:name="P21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5" style:family="paragraph" style:parent-style-name="Text_20_body" style:list-style-name="L3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T1" style:family="text">
      <style:text-properties officeooo:rsid="0048b50d"/>
    </style:style>
    <style:style style:name="T2" style:family="text">
      <style:text-properties officeooo:rsid="003f303a"/>
    </style:style>
    <style:style style:name="T3" style:family="text">
      <style:text-properties officeooo:rsid="00382517"/>
    </style:style>
    <style:style style:name="T4" style:family="text">
      <style:text-properties officeooo:rsid="001c3ee7"/>
    </style:style>
    <style:style style:name="T5" style:family="text">
      <style:text-properties officeooo:rsid="0025b43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fo:font-weight="bold" officeooo:rsid="002fe488" style:font-weight-asian="bold" style:font-weight-complex="bold"/>
    </style:style>
    <style:style style:name="T11" style:family="text">
      <style:text-properties fo:font-weight="bold" officeooo:rsid="004945b8" style:font-weight-asian="bold" style:font-weight-complex="bold"/>
    </style:style>
    <style:style style:name="T12" style:family="text">
      <style:text-properties officeooo:rsid="002c8a67"/>
    </style:style>
    <style:style style:name="T13" style:family="text">
      <style:text-properties officeooo:rsid="002cdea2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32b6a9"/>
    </style:style>
    <style:style style:name="T17" style:family="text">
      <style:text-properties officeooo:rsid="0035852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945b8" style:font-weight-asian="normal" style:font-weight-complex="normal"/>
    </style:style>
    <style:style style:name="T20" style:family="text">
      <style:text-properties officeooo:rsid="003a90dc"/>
    </style:style>
    <style:style style:name="T21" style:family="text">
      <style:text-properties officeooo:rsid="003ad9c3"/>
    </style:style>
    <style:style style:name="T22" style:family="text">
      <style:text-properties officeooo:rsid="003dea23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officeooo:rsid="0042820b"/>
    </style:style>
    <style:style style:name="T25" style:family="text">
      <style:text-properties officeooo:rsid="002862eb"/>
    </style:style>
    <style:style style:name="T26" style:family="text">
      <style:text-properties officeooo:rsid="0043e5b2"/>
    </style:style>
    <style:style style:name="T27" style:family="text">
      <style:text-properties officeooo:rsid="004945b8"/>
    </style:style>
    <style:style style:name="T28" style:family="text">
      <style:text-properties officeooo:rsid="0049a05d"/>
    </style:style>
    <style:style style:name="T29" style:family="text">
      <style:text-properties officeooo:rsid="004a7a6a"/>
    </style:style>
    <style:style style:name="T30" style:family="text">
      <style:text-properties officeooo:rsid="004a94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">Call to Worship</text:span><text:span text:style-name="T5"> </text:span><text:span text:style-name="T27">Ps 138:4-8</text:span><text:span text:style-name="T5"> Opening prayer (John A)</text:span></text:p>
      <text:p text:style-name="P9"><text:span text:style-name="T15">Announcements</text:span><text:span text:style-name="T14"> (John A)</text:span></text:p>
      <text:list xml:id="list2893280134" text:style-name="L1">
        <text:list-item>
          <text:p text:style-name="P10"/>
        </text:list-item>
        <text:list-item>
          <text:p text:style-name="P11"/>
        </text:list-item>
        <text:list-item>
          <text:p text:style-name="P10">Morning Tea and fellowship after the service</text:p>
        </text:list-item>
      </text:list>
      <text:p text:style-name="P3"><text:span text:style-name="T8">Praise: </text:span><text:span text:style-name="Emphasis"><text:span text:style-name="T18">King of Kings</text:span></text:span></text:p>
      <text:p text:style-name="P14"><text:span text:style-name="T8">Bible Reading:</text:span> Philippians 2:1-11 <text:s/>(Tim A)</text:p>
      <text:p text:style-name="P4"><text:span text:style-name="T8">Sunday School:</text:span><text:span text:style-name="T18"> (Mook L)</text:span></text:p>
      <text:p text:style-name="P5"><text:span text:style-name="T8">Praise: </text:span><text:span text:style-name="T7">My Worth Is Not In What I Own</text:span></text:p>
      <text:p text:style-name="P13"><text:span text:style-name="Emphasis"><text:span text:style-name="T23">Mission Spot –</text:span></text:span><text:span text:style-name="Emphasis"><text:span text:style-name="T18"> </text:span></text:span><text:span text:style-name="Emphasis"><text:span text:style-name="T19">Mt Magnet (John &amp; MarJo)</text:span></text:span></text:p>
      <text:p text:style-name="P13"><text:span text:style-name="T11">P</text:span><text:span text:style-name="T8">rayer for the church and the world:</text:span> (<text:span text:style-name="T2">John A</text:span>)</text:p>
      <text:p text:style-name="P16"><text:span text:style-name="T8">Praise:</text:span> <text:span text:style-name="T6">I Trust In You, My Shield and My Defender</text:span> (OFFERING)</text:p>
      <text:p text:style-name="P4"><text:span text:style-name="T10">B</text:span><text:span text:style-name="T8">ible Reading:</text:span> 2 Kings 15:32-16:20 (MA)</text:p>
      <text:p text:style-name="P8"><text:span text:style-name="T15">Sermon:</text:span><text:span text:style-name="T14"> </text:span>“BEING SPIRITUALLY VITAL” (Mook L)</text:p>
      <text:p text:style-name="P2"><text:span text:style-name="T8">Praise:</text:span> <text:span text:style-name="T6">Cornerstone</text:span></text:p>
      <text:p text:style-name="P2"><text:span text:style-name="T8">Benediction</text:span> (<text:span text:style-name="T22">Mook</text:span>)</text:p>
      <text:p text:style-name="P6">Opening Prayer (<text:span text:style-name="T28">Ps 138:4-8</text:span><text:span text:style-name="T12">)</text:span></text:p>
      <text:p text:style-name="P22"><text:span text:style-name="T27">4</text:span> All the kings of the earth shall give you thanks, O Lord,</text:p>
      <text:p text:style-name="P21"><text:s text:c="4"/>for they have heard the words of your mouth,</text:p>
      <text:p text:style-name="P21">5 and they shall sing of the ways of the Lord, for great is the glory of the Lord.</text:p>
      <text:p text:style-name="P21">6 For though the Lord is high, he regards the lowly,</text:p>
      <text:p text:style-name="P21"><text:s text:c="4"/>but the haughty he knows from afar.</text:p>
      <text:p text:style-name="P21">7 Though I walk in the midst of trouble, you preserve my life;</text:p>
      <text:p text:style-name="P21">you stretch out your hand against the wrath of my enemies, and your right hand delivers me.</text:p>
      <text:p text:style-name="P21">8 The Lord will fulfil his purpose for me; your steadfast love, O Lord, endures for ever.</text:p>
      <text:p text:style-name="P21"><text:s text:c="4"/>Do not forsake the work of your hands.</text:p>
      <text:p text:style-name="P19"><text:span text:style-name="T20">Heavenly </text:span>Father<text:span text:style-name="T16">,</text:span> we thank You <text:span text:style-name="T13">that </text:span><text:span text:style-name="T24">You have </text:span><text:span text:style-name="T28">called</text:span><text:span text:style-name="T24"> us </text:span><text:span text:style-name="T28">into Your Presence today</text:span><text:span text:style-name="T24">, </text:span><text:span text:style-name="T28">so that we may see Your glory, and praise You, Who are High and Lifted Up</text:span><text:span text:style-name="T24">. We thank You that Jesus </text:span><text:span text:style-name="T28">reigns as King of kings</text:span><text:span text:style-name="T24">, </text:span><text:span text:style-name="T28">yet He calls us who are lowly, His brothers. </text:span></text:p>
      <text:p text:style-name="P7"><text:span text:style-name="T26">W</text:span>e<text:span text:style-name="T26"> </text:span><text:span text:style-name="T29">live in</text:span><text:span text:style-name="T26"> </text:span>a world full of <text:span text:style-name="T29">troubles</text:span> <text:span text:style-name="T29">but we know Your gracious and loving protection. </text:span>who oppose You and Your people. <text:span text:style-name="T28">We </text:span><text:span text:style-name="T29">set aside our daily concerns and </text:span><text:span text:style-name="T28">come together today to celebrate Your steadfast love towards Your people.</text:span><text:span text:style-name="T26"> </text:span><text:span text:style-name="T29">W</text:span><text:span text:style-name="T26">e can</text:span> face the days ahead trusting in You, <text:span text:style-name="T26">because You </text:span><text:span text:style-name="T29">have not forsaken the work of Your hands</text:span><text:span text:style-name="T26">.</text:span></text:p>
      <text:p text:style-name="P7"><text:span text:style-name="T29">We commit this service in all its aspects to You, and ask that the Holy Spirit would lead and guide us throughout this time. </text:span><text:span text:style-name="T21">I</text:span><text:span text:style-name="T17">n </text:span><text:span text:style-name="T28">the</text:span><text:span text:style-name="T17"> Name </text:span><text:span text:style-name="T28">of Jesus, our King of kings </text:span><text:span text:style-name="T17">we pray</text:span><text:span text:style-name="T25">, Amen.</text:span></text:p>
      <text:p text:style-name="P7">[Announcements</text:p>
      <text:p text:style-name="P18">Praise: <text:span text:style-name="T6">King of kings]</text:span></text:p>
      <text:p text:style-name="P20"/>
      <text:p text:style-name="P24">Call to Worship (<text:span text:style-name="T27">Ps 138:4-8)</text:span> / Opening prayer (John A)</text:p>
      <text:p text:style-name="P23">Announcements (JA)</text:p>
      <text:p text:style-name="P23">Praise: <text:span text:style-name="T6">King of Kings</text:span></text:p>
      <text:p text:style-name="P23">Bible Reading: Philippians 2:1-11 <text:s/>(Tim A)</text:p>
      <text:p text:style-name="P23">Sunday School (Mook L)</text:p>
      <text:p text:style-name="P23">Praise: <text:span text:style-name="T6">My Worth Is Not In What I Own</text:span></text:p>
      <text:p text:style-name="P23">Mission Matters-- Mt Magnet (John and Marjo A)</text:p>
      <text:p text:style-name="P23">Prayer for the church and the world (JA)</text:p>
      <text:p text:style-name="P23">Praise: <text:span text:style-name="T6">I Trust In You, My Shield and My Defender</text:span></text:p>
      <text:p text:style-name="P23">Bible reading: 2 Kings 15:32-16:20 (MA)</text:p>
      <text:p text:style-name="P23">Sermon: “BEING SPIRITUALLY VITAL” (ML)</text:p>
      <text:p text:style-name="P23">Praise: <text:span text:style-name="T6">Cornerstone</text:span></text:p>
      <text:p text:style-name="P23">Benediction (ML)</text:p>
      <text:p text:style-name="P23"/>
      <text:p text:style-name="P23">Sermon Outline</text:p>
      <text:p text:style-name="P23">“BEING SPIRITUALLY VITAL” (2 Kings 16)</text:p>
      <text:p text:style-name="P23">Introduction</text:p>
      <text:list xml:id="list88597479" text:style-name="L3">
        <text:list-item>
          <text:p text:style-name="P25">The beauty of vitality</text:p>
        </text:list-item>
        <text:list-item>
          <text:p text:style-name="P25">The dangers of lifelessness</text:p>
        </text:list-item>
        <text:list-item>
          <text:p text:style-name="P25">Rehearse the promises of God</text:p>
        </text:list-item>
      </text:list>
      <text:p text:style-name="P23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8b50d"/>
    </style:style>
    <style:style style:name="MT2" style:family="text">
      <style:text-properties officeooo:rsid="004a9431"/>
    </style:style>
    <style:style style:name="MT3" style:family="text">
      <style:text-properties officeooo:rsid="003f303a"/>
    </style:style>
    <style:style style:name="MT4" style:family="text">
      <style:text-properties officeooo:rsid="00382517"/>
    </style:style>
    <style:style style:name="MT5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</text:span><text:span text:style-name="MT2">8</text:span><text:span text:style-name="MT3">th</text:span> <text:span text:style-name="MT4">March</text:span> 202<text:span text:style-name="MT5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4-27T21:58:22.224081938</dc:date>
    <meta:editing-duration>PT5H15M21S</meta:editing-duration>
    <meta:editing-cycles>37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52" meta:word-count="463" meta:character-count="2513" meta:non-whitespace-character-count="2090"/>
  </office:meta>
</office:document-meta>
</file>